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[.A2]*6.24" office:value-type="float" office:value="6.24" calcext:value-type="float">
            <text:p>6</text:p>
          </table:table-cell>
          <table:table-cell table:style-name="ce1" office:value-type="float" office:value="2320" calcext:value-type="float">
            <text:p>2320</text:p>
          </table:table-cell>
          <table:table-cell table:formula="of:=[.C3]-[.C2]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6.24" office:value-type="float" office:value="12.48" calcext:value-type="float">
            <text:p>12</text:p>
          </table:table-cell>
          <table:table-cell office:value-type="float" office:value="2520" calcext:value-type="float">
            <text:p>2520</text:p>
          </table:table-cell>
          <table:table-cell table:formula="of:=[.C4]-[.C3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6.24" office:value-type="float" office:value="18.72" calcext:value-type="float">
            <text:p>19</text:p>
          </table:table-cell>
          <table:table-cell office:value-type="float" office:value="2700" calcext:value-type="float">
            <text:p>2700</text:p>
          </table:table-cell>
          <table:table-cell table:formula="of:=[.C5]-[.C4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6.24" office:value-type="float" office:value="24.96" calcext:value-type="float">
            <text:p>25</text:p>
          </table:table-cell>
          <table:table-cell office:value-type="float" office:value="2860" calcext:value-type="float">
            <text:p>2860</text:p>
          </table:table-cell>
          <table:table-cell table:formula="of:=[.C6]-[.C5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6.24" office:value-type="float" office:value="31.2" calcext:value-type="float">
            <text:p>31</text:p>
          </table:table-cell>
          <table:table-cell office:value-type="float" office:value="3000" calcext:value-type="float">
            <text:p>3000</text:p>
          </table:table-cell>
          <table:table-cell table:formula="of:=[.C7]-[.C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6.24" office:value-type="float" office:value="37.44" calcext:value-type="float">
            <text:p>37</text:p>
          </table:table-cell>
          <table:table-cell office:value-type="float" office:value="3120" calcext:value-type="float">
            <text:p>3120</text:p>
          </table:table-cell>
          <table:table-cell table:formula="of:=[.C8]-[.C7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6.24" office:value-type="float" office:value="43.68" calcext:value-type="float">
            <text:p>44</text:p>
          </table:table-cell>
          <table:table-cell office:value-type="float" office:value="3220" calcext:value-type="float">
            <text:p>3220</text:p>
          </table:table-cell>
          <table:table-cell table:formula="of:=[.C9]-[.C8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6.24" office:value-type="float" office:value="49.92" calcext:value-type="float">
            <text:p>50</text:p>
          </table:table-cell>
          <table:table-cell office:value-type="float" office:value="3300" calcext:value-type="float">
            <text:p>3300</text:p>
          </table:table-cell>
          <table:table-cell table:formula="of:=[.C10]-[.C9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6.24" office:value-type="float" office:value="56.16" calcext:value-type="float">
            <text:p>56</text:p>
          </table:table-cell>
          <table:table-cell office:value-type="float" office:value="3360" calcext:value-type="float">
            <text:p>3360</text:p>
          </table:table-cell>
          <table:table-cell table:formula="of:=[.C11]-[.C10]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formula="of:=[.A11]*6.24" office:value-type="float" office:value="62.4" calcext:value-type="float">
            <text:p>62</text:p>
          </table:table-cell>
          <table:table-cell table:style-name="ce1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6.24" office:value-type="float" office:value="68.64" calcext:value-type="float">
            <text:p>69</text:p>
          </table:table-cell>
          <table:table-cell table:formula="of:=[.C11]+40" office:value-type="float" office:value="3440" calcext:value-type="float">
            <text:p>344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6.24" office:value-type="float" office:value="74.88" calcext:value-type="float">
            <text:p>75</text:p>
          </table:table-cell>
          <table:table-cell table:formula="of:=[.C12]+40" office:value-type="float" office:value="3480" calcext:value-type="float">
            <text:p>348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6.24" office:value-type="float" office:value="81.12" calcext:value-type="float">
            <text:p>81</text:p>
          </table:table-cell>
          <table:table-cell table:formula="of:=[.C13]+40" office:value-type="float" office:value="3520" calcext:value-type="float">
            <text:p>35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6.24" office:value-type="float" office:value="87.36" calcext:value-type="float">
            <text:p>87</text:p>
          </table:table-cell>
          <table:table-cell table:formula="of:=[.C14]+40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6.24" office:value-type="float" office:value="93.6" calcext:value-type="float">
            <text:p>94</text:p>
          </table:table-cell>
          <table:table-cell table:formula="of:=[.C15]+40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6.24" office:value-type="float" office:value="99.84" calcext:value-type="float">
            <text:p>100</text:p>
          </table:table-cell>
          <table:table-cell table:formula="of:=[.C16]+40" office:value-type="float" office:value="3640" calcext:value-type="float">
            <text:p>364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6.24" office:value-type="float" office:value="106.08" calcext:value-type="float">
            <text:p>106</text:p>
          </table:table-cell>
          <table:table-cell table:formula="of:=[.C17]+40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6.24" office:value-type="float" office:value="112.32" calcext:value-type="float">
            <text:p>112</text:p>
          </table:table-cell>
          <table:table-cell table:formula="of:=[.C18]+40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6.24" office:value-type="float" office:value="118.56" calcext:value-type="float">
            <text:p>119</text:p>
          </table:table-cell>
          <table:table-cell table:formula="of:=[.C19]+40" office:value-type="float" office:value="3760" calcext:value-type="float">
            <text:p>3760</text:p>
          </table:table-cell>
          <table:table-cell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formula="of:=[.A21]*6.24" office:value-type="float" office:value="124.8" calcext:value-type="float">
            <text:p>125</text:p>
          </table:table-cell>
          <table:table-cell table:style-name="ce1" office:value-type="float" office:value="3800" calcext:value-type="float">
            <text:p>38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6.24" office:value-type="float" office:value="131.04" calcext:value-type="float">
            <text:p>131</text:p>
          </table:table-cell>
          <table:table-cell table:formula="of:=[.C21]+35" office:value-type="float" office:value="3835" calcext:value-type="float">
            <text:p>383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6.24" office:value-type="float" office:value="137.28" calcext:value-type="float">
            <text:p>137</text:p>
          </table:table-cell>
          <table:table-cell table:formula="of:=[.C22]+35"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6.24" office:value-type="float" office:value="143.52" calcext:value-type="float">
            <text:p>144</text:p>
          </table:table-cell>
          <table:table-cell table:formula="of:=[.C23]+35" office:value-type="float" office:value="3905" calcext:value-type="float">
            <text:p>390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6.24" office:value-type="float" office:value="149.76" calcext:value-type="float">
            <text:p>150</text:p>
          </table:table-cell>
          <table:table-cell table:formula="of:=[.C24]+35" office:value-type="float" office:value="3940" calcext:value-type="float">
            <text:p>3940</text:p>
          </table:table-cell>
          <table: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formula="of:=[.A26]*6.24" office:value-type="float" office:value="156" calcext:value-type="float">
            <text:p>156</text:p>
          </table:table-cell>
          <table:table-cell table:formula="of:=[.C25]+35" office:value-type="float" office:value="3975" calcext:value-type="float">
            <text:p>397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6.24" office:value-type="float" office:value="162.24" calcext:value-type="float">
            <text:p>162</text:p>
          </table:table-cell>
          <table:table-cell table:formula="of:=[.C26]+35" office:value-type="float" office:value="4010" calcext:value-type="float">
            <text:p>401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6.24" office:value-type="float" office:value="168.48" calcext:value-type="float">
            <text:p>168</text:p>
          </table:table-cell>
          <table:table-cell table:formula="of:=[.C27]+35"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6.24" office:value-type="float" office:value="174.72" calcext:value-type="float">
            <text:p>175</text:p>
          </table:table-cell>
          <table:table-cell table:formula="of:=[.C28]+35" office:value-type="float" office:value="4080" calcext:value-type="float">
            <text:p>408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6.24" office:value-type="float" office:value="180.96" calcext:value-type="float">
            <text:p>181</text:p>
          </table:table-cell>
          <table:table-cell table:formula="of:=[.C29]+35" office:value-type="float" office:value="4115" calcext:value-type="float">
            <text:p>4115</text:p>
          </table:table-cell>
          <table:table-cell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formula="of:=[.A31]*6.24" office:value-type="float" office:value="187.2" calcext:value-type="float">
            <text:p>187</text:p>
          </table:table-cell>
          <table:table-cell table:style-name="ce1" office:value-type="float" office:value="4150" calcext:value-type="float">
            <text:p>415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6.24" office:value-type="float" office:value="193.44" calcext:value-type="float">
            <text:p>193</text:p>
          </table:table-cell>
          <table:table-cell table:formula="of:=[.C31]+35" office:value-type="float" office:value="4185" calcext:value-type="float">
            <text:p>418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6.24" office:value-type="float" office:value="199.68" calcext:value-type="float">
            <text:p>200</text:p>
          </table:table-cell>
          <table:table-cell table:formula="of:=[.C32]+35" office:value-type="float" office:value="4220" calcext:value-type="float">
            <text:p>422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6.24" office:value-type="float" office:value="205.92" calcext:value-type="float">
            <text:p>206</text:p>
          </table:table-cell>
          <table:table-cell table:formula="of:=[.C33]+35" office:value-type="float" office:value="4255" calcext:value-type="float">
            <text:p>425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6.24" office:value-type="float" office:value="212.16" calcext:value-type="float">
            <text:p>212</text:p>
          </table:table-cell>
          <table:table-cell table:formula="of:=[.C34]+35" office:value-type="float" office:value="4290" calcext:value-type="float">
            <text:p>429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6.24" office:value-type="float" office:value="218.4" calcext:value-type="float">
            <text:p>218</text:p>
          </table:table-cell>
          <table:table-cell table:formula="of:=[.C35]+35" office:value-type="float" office:value="4325" calcext:value-type="float">
            <text:p>43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6.24" office:value-type="float" office:value="224.64" calcext:value-type="float">
            <text:p>225</text:p>
          </table:table-cell>
          <table:table-cell table:formula="of:=[.C36]+35" office:value-type="float" office:value="4360" calcext:value-type="float">
            <text:p>436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6.24" office:value-type="float" office:value="230.88" calcext:value-type="float">
            <text:p>231</text:p>
          </table:table-cell>
          <table:table-cell table:formula="of:=[.C37]+35" office:value-type="float" office:value="4395" calcext:value-type="float">
            <text:p>439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6.24" office:value-type="float" office:value="237.12" calcext:value-type="float">
            <text:p>237</text:p>
          </table:table-cell>
          <table:table-cell table:formula="of:=[.C38]+35" office:value-type="float" office:value="4430" calcext:value-type="float">
            <text:p>443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6.24" office:value-type="float" office:value="243.36" calcext:value-type="float">
            <text:p>243</text:p>
          </table:table-cell>
          <table:table-cell table:formula="of:=[.C39]+35" office:value-type="float" office:value="4465" calcext:value-type="float">
            <text:p>4465</text:p>
          </table:table-cell>
          <table:table-cell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table:formula="of:=[.A41]*6.24" office:value-type="float" office:value="249.6" calcext:value-type="float">
            <text:p>250</text:p>
          </table:table-cell>
          <table:table-cell table:style-name="ce1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6.24" office:value-type="float" office:value="255.84" calcext:value-type="float">
            <text:p>256</text:p>
          </table:table-cell>
          <table:table-cell table:formula="of:=[.C41]+40" office:value-type="float" office:value="4540" calcext:value-type="float">
            <text:p>454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6.24" office:value-type="float" office:value="262.08" calcext:value-type="float">
            <text:p>262</text:p>
          </table:table-cell>
          <table:table-cell table:formula="of:=[.C42]+40" office:value-type="float" office:value="4580" calcext:value-type="float">
            <text:p>458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6.24" office:value-type="float" office:value="268.32" calcext:value-type="float">
            <text:p>268</text:p>
          </table:table-cell>
          <table:table-cell table:formula="of:=[.C43]+40" office:value-type="float" office:value="4620" calcext:value-type="float">
            <text:p>462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6.24" office:value-type="float" office:value="274.56" calcext:value-type="float">
            <text:p>275</text:p>
          </table:table-cell>
          <table:table-cell table:formula="of:=[.C44]+40" office:value-type="float" office:value="4660" calcext:value-type="float">
            <text:p>466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6.24" office:value-type="float" office:value="280.8" calcext:value-type="float">
            <text:p>281</text:p>
          </table:table-cell>
          <table:table-cell table:formula="of:=[.C45]+40" office:value-type="float" office:value="4700" calcext:value-type="float">
            <text:p>47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6.24" office:value-type="float" office:value="287.04" calcext:value-type="float">
            <text:p>287</text:p>
          </table:table-cell>
          <table:table-cell table:formula="of:=[.C46]+40" office:value-type="float" office:value="4740" calcext:value-type="float">
            <text:p>474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6.24" office:value-type="float" office:value="293.28" calcext:value-type="float">
            <text:p>293</text:p>
          </table:table-cell>
          <table:table-cell table:formula="of:=[.C47]+40" office:value-type="float" office:value="4780" calcext:value-type="float">
            <text:p>478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6.24" office:value-type="float" office:value="299.52" calcext:value-type="float">
            <text:p>300</text:p>
          </table:table-cell>
          <table:table-cell table:formula="of:=[.C48]+40" office:value-type="float" office:value="4820" calcext:value-type="float">
            <text:p>482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6.24" office:value-type="float" office:value="305.76" calcext:value-type="float">
            <text:p>306</text:p>
          </table:table-cell>
          <table:table-cell table:formula="of:=[.C49]+40" office:value-type="float" office:value="4860" calcext:value-type="float">
            <text:p>4860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table:formula="of:=[.A51]*6.24" office:value-type="float" office:value="312" calcext:value-type="float">
            <text:p>312</text:p>
          </table:table-cell>
          <table:table-cell table:style-name="ce1" office:value-type="float" office:value="4900" calcext:value-type="float">
            <text:p>49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6.24" office:value-type="float" office:value="318.24" calcext:value-type="float">
            <text:p>318</text:p>
          </table:table-cell>
          <table:table-cell table:formula="of:=[.C51]+45" office:value-type="float" office:value="4945" calcext:value-type="float">
            <text:p>494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6.24" office:value-type="float" office:value="324.48" calcext:value-type="float">
            <text:p>324</text:p>
          </table:table-cell>
          <table:table-cell table:formula="of:=[.C52]+45" office:value-type="float" office:value="4990" calcext:value-type="float">
            <text:p>499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6.24" office:value-type="float" office:value="330.72" calcext:value-type="float">
            <text:p>331</text:p>
          </table:table-cell>
          <table:table-cell table:formula="of:=[.C53]+45" office:value-type="float" office:value="5035" calcext:value-type="float">
            <text:p>503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6.24" office:value-type="float" office:value="336.96" calcext:value-type="float">
            <text:p>337</text:p>
          </table:table-cell>
          <table:table-cell table:formula="of:=[.C54]+45" office:value-type="float" office:value="5080" calcext:value-type="float">
            <text:p>508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*6.24" office:value-type="float" office:value="343.2" calcext:value-type="float">
            <text:p>343</text:p>
          </table:table-cell>
          <table:table-cell table:formula="of:=[.C55]+45" office:value-type="float" office:value="5125" calcext:value-type="float">
            <text:p>51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*6.24" office:value-type="float" office:value="349.44" calcext:value-type="float">
            <text:p>349</text:p>
          </table:table-cell>
          <table:table-cell table:formula="of:=[.C56]+45" office:value-type="float" office:value="5170" calcext:value-type="float">
            <text:p>517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*6.24" office:value-type="float" office:value="355.68" calcext:value-type="float">
            <text:p>356</text:p>
          </table:table-cell>
          <table:table-cell table:formula="of:=[.C57]+45" office:value-type="float" office:value="5215" calcext:value-type="float">
            <text:p>521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*6.24" office:value-type="float" office:value="361.92" calcext:value-type="float">
            <text:p>362</text:p>
          </table:table-cell>
          <table:table-cell table:formula="of:=[.C58]+45" office:value-type="float" office:value="5260" calcext:value-type="float">
            <text:p>526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0]*6.24" office:value-type="float" office:value="368.16" calcext:value-type="float">
            <text:p>368</text:p>
          </table:table-cell>
          <table:table-cell table:formula="of:=[.C59]+45" office:value-type="float" office:value="5305" calcext:value-type="float">
            <text:p>5305</text:p>
          </table:table-cell>
          <table:table-cell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formula="of:=[.A61]*6.24" office:value-type="float" office:value="374.4" calcext:value-type="float">
            <text:p>374</text:p>
          </table:table-cell>
          <table:table-cell table:style-name="ce1" office:value-type="float" office:value="5350" calcext:value-type="float">
            <text:p>535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2]*6.24" office:value-type="float" office:value="380.64" calcext:value-type="float">
            <text:p>381</text:p>
          </table:table-cell>
          <table:table-cell table:formula="of:=[.C61]+50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3]*6.24" office:value-type="float" office:value="386.88" calcext:value-type="float">
            <text:p>387</text:p>
          </table:table-cell>
          <table:table-cell table:formula="of:=[.C62]+50" office:value-type="float" office:value="5450" calcext:value-type="float">
            <text:p>545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4]*6.24" office:value-type="float" office:value="393.12" calcext:value-type="float">
            <text:p>393</text:p>
          </table:table-cell>
          <table:table-cell table:formula="of:=[.C63]+50"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5]*6.24" office:value-type="float" office:value="399.36" calcext:value-type="float">
            <text:p>399</text:p>
          </table:table-cell>
          <table:table-cell table:formula="of:=[.C64]+50" office:value-type="float" office:value="5550" calcext:value-type="float">
            <text:p>555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6]*6.24" office:value-type="float" office:value="405.6" calcext:value-type="float">
            <text:p>406</text:p>
          </table:table-cell>
          <table:table-cell table:formula="of:=[.C65]+50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7]*6.24" office:value-type="float" office:value="411.84" calcext:value-type="float">
            <text:p>412</text:p>
          </table:table-cell>
          <table:table-cell table:formula="of:=[.C66]+50" office:value-type="float" office:value="5650" calcext:value-type="float">
            <text:p>565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8]*6.24" office:value-type="float" office:value="418.08" calcext:value-type="float">
            <text:p>418</text:p>
          </table:table-cell>
          <table:table-cell table:formula="of:=[.C67]+50" office:value-type="float" office:value="5700" calcext:value-type="float">
            <text:p>570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9]*6.24" office:value-type="float" office:value="424.32" calcext:value-type="float">
            <text:p>424</text:p>
          </table:table-cell>
          <table:table-cell table:formula="of:=[.C68]+50" office:value-type="float" office:value="5750" calcext:value-type="float">
            <text:p>575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0]*6.24" office:value-type="float" office:value="430.56" calcext:value-type="float">
            <text:p>431</text:p>
          </table:table-cell>
          <table:table-cell table:formula="of:=[.C69]+50" office:value-type="float" office:value="5800" calcext:value-type="float">
            <text:p>5800</text:p>
          </table:table-cell>
          <table:table-cell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formula="of:=[.A71]*6.24" office:value-type="float" office:value="436.8" calcext:value-type="float">
            <text:p>437</text:p>
          </table:table-cell>
          <table:table-cell table:style-name="ce1" office:value-type="float" office:value="5850" calcext:value-type="float">
            <text:p>585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2]*6.24" office:value-type="float" office:value="443.04" calcext:value-type="float">
            <text:p>443</text:p>
          </table:table-cell>
          <table:table-cell table:formula="of:=[.C71]+65" office:value-type="float" office:value="5915" calcext:value-type="float">
            <text:p>591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3]*6.24" office:value-type="float" office:value="449.28" calcext:value-type="float">
            <text:p>449</text:p>
          </table:table-cell>
          <table:table-cell table:formula="of:=[.C72]+65" office:value-type="float" office:value="5980" calcext:value-type="float">
            <text:p>598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4]*6.24" office:value-type="float" office:value="455.52" calcext:value-type="float">
            <text:p>456</text:p>
          </table:table-cell>
          <table:table-cell table:formula="of:=[.C73]+65" office:value-type="float" office:value="6045" calcext:value-type="float">
            <text:p>604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5]*6.24" office:value-type="float" office:value="461.76" calcext:value-type="float">
            <text:p>462</text:p>
          </table:table-cell>
          <table:table-cell table:formula="of:=[.C74]+65" office:value-type="float" office:value="6110" calcext:value-type="float">
            <text:p>6110</text:p>
          </table:table-cell>
          <table:table-cell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table:formula="of:=[.A76]*6.24" office:value-type="float" office:value="468" calcext:value-type="float">
            <text:p>468</text:p>
          </table:table-cell>
          <table:table-cell table:formula="of:=[.C75]+65" office:value-type="float" office:value="6175" calcext:value-type="float">
            <text:p>61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7]*6.24" office:value-type="float" office:value="474.24" calcext:value-type="float">
            <text:p>474</text:p>
          </table:table-cell>
          <table:table-cell table:formula="of:=[.C76]+65" office:value-type="float" office:value="6240" calcext:value-type="float">
            <text:p>624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8]*6.24" office:value-type="float" office:value="480.48" calcext:value-type="float">
            <text:p>480</text:p>
          </table:table-cell>
          <table:table-cell table:formula="of:=[.C77]+65" office:value-type="float" office:value="6305" calcext:value-type="float">
            <text:p>630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9]*6.24" office:value-type="float" office:value="486.72" calcext:value-type="float">
            <text:p>487</text:p>
          </table:table-cell>
          <table:table-cell table:formula="of:=[.C78]+65" office:value-type="float" office:value="6370" calcext:value-type="float">
            <text:p>637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0]*6.24" office:value-type="float" office:value="492.96" calcext:value-type="float">
            <text:p>493</text:p>
          </table:table-cell>
          <table:table-cell table:formula="of:=[.C79]+65" office:value-type="float" office:value="6435" calcext:value-type="float">
            <text:p>6435</text:p>
          </table:table-cell>
          <table:table-cell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table:formula="of:=[.A81]*6.24" office:value-type="float" office:value="499.2" calcext:value-type="float">
            <text:p>499</text:p>
          </table:table-cell>
          <table:table-cell table:style-name="ce1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2]*6.24" office:value-type="float" office:value="505.44" calcext:value-type="float">
            <text:p>505</text:p>
          </table:table-cell>
          <table:table-cell table:formula="of:=[.C81]+80" office:value-type="float" office:value="6580" calcext:value-type="float">
            <text:p>658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3]*6.24" office:value-type="float" office:value="511.68" calcext:value-type="float">
            <text:p>512</text:p>
          </table:table-cell>
          <table:table-cell table:formula="of:=[.C82]+80" office:value-type="float" office:value="6660" calcext:value-type="float">
            <text:p>666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4]*6.24" office:value-type="float" office:value="517.92" calcext:value-type="float">
            <text:p>518</text:p>
          </table:table-cell>
          <table:table-cell table:formula="of:=[.C83]+80" office:value-type="float" office:value="6740" calcext:value-type="float">
            <text:p>674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5]*6.24" office:value-type="float" office:value="524.16" calcext:value-type="float">
            <text:p>524</text:p>
          </table:table-cell>
          <table:table-cell table:formula="of:=[.C84]+80" office:value-type="float" office:value="6820" calcext:value-type="float">
            <text:p>682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6]*6.24" office:value-type="float" office:value="530.4" calcext:value-type="float">
            <text:p>530</text:p>
          </table:table-cell>
          <table:table-cell table:formula="of:=[.C85]+80" office:value-type="float" office:value="6900" calcext:value-type="float">
            <text:p>69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7]*6.24" office:value-type="float" office:value="536.64" calcext:value-type="float">
            <text:p>537</text:p>
          </table:table-cell>
          <table:table-cell table:formula="of:=[.C86]+80" office:value-type="float" office:value="6980" calcext:value-type="float">
            <text:p>698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8]*6.24" office:value-type="float" office:value="542.88" calcext:value-type="float">
            <text:p>543</text:p>
          </table:table-cell>
          <table:table-cell table:formula="of:=[.C87]+80" office:value-type="float" office:value="7060" calcext:value-type="float">
            <text:p>706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9]*6.24" office:value-type="float" office:value="549.12" calcext:value-type="float">
            <text:p>549</text:p>
          </table:table-cell>
          <table:table-cell table:formula="of:=[.C88]+80" office:value-type="float" office:value="7140" calcext:value-type="float">
            <text:p>714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0]*6.24" office:value-type="float" office:value="555.36" calcext:value-type="float">
            <text:p>555</text:p>
          </table:table-cell>
          <table:table-cell table:formula="of:=[.C89]+80" office:value-type="float" office:value="7220" calcext:value-type="float">
            <text:p>7220</text:p>
          </table:table-cell>
          <table:table-cell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table:formula="of:=[.A91]*6.24" office:value-type="float" office:value="561.6" calcext:value-type="float">
            <text:p>562</text:p>
          </table:table-cell>
          <table:table-cell table:style-name="ce1" office:value-type="float" office:value="7300" calcext:value-type="float">
            <text:p>73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2]*6.24" office:value-type="float" office:value="567.84" calcext:value-type="float">
            <text:p>568</text:p>
          </table:table-cell>
          <table:table-cell office:value-type="float" office:value="7380" calcext:value-type="float">
            <text:p>738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3]*6.24" office:value-type="float" office:value="574.08" calcext:value-type="float">
            <text:p>574</text:p>
          </table:table-cell>
          <table:table-cell office:value-type="float" office:value="7450" calcext:value-type="float">
            <text:p>745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4]*6.24" office:value-type="float" office:value="580.32" calcext:value-type="float">
            <text:p>580</text:p>
          </table:table-cell>
          <table:table-cell office:value-type="float" office:value="7600" calcext:value-type="float">
            <text:p>760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]*6.24" office:value-type="float" office:value="586.56" calcext:value-type="float">
            <text:p>587</text:p>
          </table:table-cell>
          <table:table-cell office:value-type="float" office:value="7750" calcext:value-type="float">
            <text:p>775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6]*6.24" office:value-type="float" office:value="592.8" calcext:value-type="float">
            <text:p>593</text:p>
          </table:table-cell>
          <table:table-cell office:value-type="float" office:value="7900" calcext:value-type="float">
            <text:p>79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7]*6.24" office:value-type="float" office:value="599.04" calcext:value-type="float">
            <text:p>599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8]*6.24" office:value-type="float" office:value="605.28" calcext:value-type="float">
            <text:p>605</text:p>
          </table:table-cell>
          <table:table-cell office:value-type="float" office:value="8250" calcext:value-type="float">
            <text:p>825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9]*6.24" office:value-type="float" office:value="611.52" calcext:value-type="float">
            <text:p>612</text:p>
          </table:table-cell>
          <table:table-cell office:value-type="float" office:value="8500" calcext:value-type="float">
            <text:p>85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0]*6.24" office:value-type="float" office:value="617.76" calcext:value-type="float">
            <text:p>618</text:p>
          </table:table-cell>
          <table:table-cell office:value-type="float" office:value="8800" calcext:value-type="float">
            <text:p>880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1]*6.24" office:value-type="float" office:value="624" calcext:value-type="float">
            <text:p>624</text:p>
          </table:table-cell>
          <table:table-cell office:value-type="float" office:value="10000" calcext:value-type="float">
            <text:p>1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2:01:55.949773889</meta:creation-date>
    <dc:date>2024-01-14T15:37:45.290806060</dc:date>
    <meta:editing-duration>PT1H22M1S</meta:editing-duration>
    <meta:editing-cycles>4</meta:editing-cycles>
    <meta:generator>LibreOffice/7.4.7.2$Linux_X86_64 LibreOffice_project/40$Build-2</meta:generator>
    <meta:document-statistic meta:table-count="1" meta:cell-count="312" meta:object-count="0"/>
  </office:meta>
</office:document-meta>
</file>